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1b0366" officeooo:paragraph-rsid="001b0366"/>
    </style:style>
    <style:style style:name="P2" style:family="paragraph" style:parent-style-name="Standard" style:list-style-name="L3">
      <style:text-properties officeooo:rsid="001b0366" officeooo:paragraph-rsid="001b0366"/>
    </style:style>
    <style:style style:name="P3" style:family="paragraph" style:parent-style-name="Standard">
      <style:text-properties officeooo:rsid="001b0366" officeooo:paragraph-rsid="001f6519"/>
    </style:style>
    <style:style style:name="P4" style:family="paragraph" style:parent-style-name="Standard">
      <style:text-properties officeooo:rsid="001f6519" officeooo:paragraph-rsid="001f6519"/>
    </style:style>
    <style:style style:name="P5" style:family="paragraph" style:parent-style-name="Text_20_body">
      <style:text-properties officeooo:rsid="001b0366" officeooo:paragraph-rsid="001b0366"/>
    </style:style>
    <style:style style:name="P6" style:family="paragraph" style:parent-style-name="Text_20_body" style:list-style-name="L2">
      <style:text-properties officeooo:rsid="001b0366" officeooo:paragraph-rsid="001b0366"/>
    </style:style>
    <style:style style:name="P7" style:family="paragraph" style:parent-style-name="Text_20_body" style:list-style-name="L2">
      <style:text-properties officeooo:rsid="001b0366" officeooo:paragraph-rsid="001c6b1d"/>
    </style:style>
    <style:style style:name="P8" style:family="paragraph" style:parent-style-name="Text_20_body">
      <style:text-properties officeooo:paragraph-rsid="001b0366"/>
    </style:style>
    <style:style style:name="P9" style:family="paragraph" style:parent-style-name="Text_20_body" style:list-style-name="L1">
      <style:text-properties officeooo:rsid="001c6b1d" officeooo:paragraph-rsid="001c6b1d"/>
    </style:style>
    <style:style style:name="P10" style:family="paragraph" style:parent-style-name="Text_20_body" style:list-style-name="L4">
      <style:text-properties officeooo:rsid="001c6b1d" officeooo:paragraph-rsid="001c6b1d"/>
    </style:style>
    <style:style style:name="P11" style:family="paragraph" style:parent-style-name="Text_20_body">
      <style:text-properties officeooo:rsid="001cfa09" officeooo:paragraph-rsid="001cfa09"/>
    </style:style>
    <style:style style:name="P12" style:family="paragraph" style:parent-style-name="Text_20_body" style:list-style-name="L5">
      <style:text-properties officeooo:rsid="001cfa09" officeooo:paragraph-rsid="001cfa09"/>
    </style:style>
    <style:style style:name="P13" style:family="paragraph" style:parent-style-name="Text_20_body" style:list-style-name="L6">
      <style:text-properties officeooo:rsid="001cfa09" officeooo:paragraph-rsid="001cfa09"/>
    </style:style>
    <style:style style:name="P14" style:family="paragraph" style:parent-style-name="Text_20_body" style:list-style-name="L7">
      <style:text-properties officeooo:rsid="001cfa09" officeooo:paragraph-rsid="001cfa09"/>
    </style:style>
    <style:style style:name="P15" style:family="paragraph" style:parent-style-name="Text_20_body" style:list-style-name="L7">
      <style:text-properties officeooo:rsid="001cfa09" officeooo:paragraph-rsid="001e53a9"/>
    </style:style>
    <style:style style:name="P16" style:family="paragraph" style:parent-style-name="Text_20_body" style:list-style-name="L7">
      <style:text-properties officeooo:rsid="001e53a9" officeooo:paragraph-rsid="001e53a9"/>
    </style:style>
    <style:style style:name="P17" style:family="paragraph" style:parent-style-name="Text_20_body" style:list-style-name="L8">
      <style:text-properties officeooo:rsid="001e53a9" officeooo:paragraph-rsid="001e53a9"/>
    </style:style>
    <style:style style:name="P18" style:family="paragraph" style:parent-style-name="Text_20_body" style:list-style-name="L8">
      <style:text-properties officeooo:rsid="001e53a9" officeooo:paragraph-rsid="001ec325"/>
    </style:style>
    <style:style style:name="P19" style:family="paragraph" style:parent-style-name="Text_20_body">
      <style:text-properties officeooo:rsid="001e53a9" officeooo:paragraph-rsid="001ec325"/>
    </style:style>
    <style:style style:name="P20" style:family="paragraph" style:parent-style-name="Text_20_body" style:list-style-name="L7">
      <style:text-properties officeooo:paragraph-rsid="001cfa09"/>
    </style:style>
    <style:style style:name="P21" style:family="paragraph" style:parent-style-name="Text_20_body">
      <style:text-properties officeooo:rsid="001ec325" officeooo:paragraph-rsid="001ec325"/>
    </style:style>
    <style:style style:name="P22" style:family="paragraph" style:parent-style-name="Text_20_body" style:list-style-name="L9">
      <style:text-properties officeooo:rsid="001f6519" officeooo:paragraph-rsid="001f6519"/>
    </style:style>
    <style:style style:name="P23" style:family="paragraph" style:parent-style-name="Text_20_body" style:list-style-name="L10">
      <style:text-properties officeooo:rsid="001f6519" officeooo:paragraph-rsid="001f6519"/>
    </style:style>
    <style:style style:name="P24" style:family="paragraph" style:parent-style-name="Text_20_body" style:list-style-name="L11">
      <style:text-properties officeooo:rsid="001f6519" officeooo:paragraph-rsid="001f6519"/>
    </style:style>
    <style:style style:name="P25" style:family="paragraph" style:parent-style-name="Heading_20_2">
      <style:text-properties officeooo:paragraph-rsid="001b0366"/>
    </style:style>
    <style:style style:name="P26" style:family="paragraph" style:parent-style-name="Heading_20_2">
      <style:text-properties officeooo:paragraph-rsid="001c6b1d"/>
    </style:style>
    <style:style style:name="P27" style:family="paragraph" style:parent-style-name="Heading_20_2">
      <style:text-properties officeooo:rsid="001c6b1d" officeooo:paragraph-rsid="001c6b1d"/>
    </style:style>
    <style:style style:name="P28" style:family="paragraph" style:parent-style-name="Heading_20_2">
      <style:text-properties officeooo:rsid="001f6519" officeooo:paragraph-rsid="001f6519"/>
    </style:style>
    <style:style style:name="P29" style:family="paragraph" style:parent-style-name="Heading_20_1">
      <style:text-properties officeooo:paragraph-rsid="001b0366"/>
    </style:style>
    <style:style style:name="T1" style:family="text">
      <style:text-properties officeooo:rsid="001b0366"/>
    </style:style>
    <style:style style:name="T2" style:family="text">
      <style:text-properties officeooo:rsid="001c6b1d"/>
    </style:style>
    <style:style style:name="T3" style:family="text">
      <style:text-properties officeooo:rsid="001cfa09"/>
    </style:style>
    <style:style style:name="T4" style:family="text">
      <style:text-properties officeooo:rsid="001e53a9"/>
    </style:style>
    <style:style style:name="T5" style:family="text">
      <style:text-properties officeooo:rsid="001ec325"/>
    </style:style>
    <style:style style:name="T6" style:family="text">
      <style:text-properties officeooo:rsid="001f6519"/>
    </style:style>
    <text:list-style style:name="L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Hydroelectric Dam Beat Chart</text:p>
      <text:p text:style-name="P1"/>
      <text:p text:style-name="P3">The game level is broken into 4 rough areas. <text:s/><text:span text:style-name="T6">The level is designed as a single player alley level with each section blocked by some task that the player must do before proceeding.</text:span></text:p>
      <text:p text:style-name="P3"><text:span text:style-name="T6">The level takes place during </text:span></text:p>
      <text:p text:style-name="Standard"/>
      <text:h text:style-name="Heading_20_1" text:outline-level="1"><text:span text:style-name="T1">Area</text:span> 1 <text:span text:style-name="T1">Abandoned Shacks</text:span></text:h>
      <text:p text:style-name="P11">You start the level on top of a cliff in a group of abandoned shacks. <text:s/>You will fight small groups of zombies while exploring the area.</text:p>
      <text:h text:style-name="Heading_20_2" text:outline-level="2">Progression</text:h>
      <text:list xml:id="list6991478000611795334" text:style-name="L3">
        <text:list-item>
          <text:p text:style-name="P2">Start the level with the hazard suit, <text:span text:style-name="T2">gravity gun </text:span>and a pistol.</text:p>
        </text:list-item>
        <text:list-item>
          <text:p text:style-name="P2">Encounter a few zombies.</text:p>
        </text:list-item>
        <text:list-item>
          <text:p text:style-name="P2">Explore the abandoned shacks and find some ammo and a crossbow.</text:p>
        </text:list-item>
        <text:list-item>
          <text:p text:style-name="P2">When you approach the gate you will be able to see the dam and the temporary bridge that the Combine are using to cross the river.</text:p>
        </text:list-item>
        <text:list-item>
          <text:p text:style-name="P2">Near the gate there is a secret trapdoor under one of the buildings.</text:p>
        </text:list-item>
        <text:list-item>
          <text:p text:style-name="P2">Find a shotgun and a switch to open the gate.</text:p>
        </text:list-item>
        <text:list-item>
          <text:p text:style-name="P2">Get assaulted by <text:span text:style-name="T2">group of </text:span>zombies, poison zombies and <text:span text:style-name="T2">a </text:span>fast zombies.</text:p>
        </text:list-item>
      </text:list>
      <text:p text:style-name="P1"/>
      <text:h text:style-name="Heading_20_2" text:outline-level="2">Enemies</text:h>
      <text:list xml:id="list6389702921796928280" text:style-name="L2">
        <text:list-item>
          <text:p text:style-name="P6">Zombies</text:p>
        </text:list-item>
        <text:list-item>
          <text:p text:style-name="P7">Poison Zombie</text:p>
        </text:list-item>
        <text:list-item>
          <text:p text:style-name="P7">Fast Zombie</text:p>
        </text:list-item>
      </text:list>
      <text:h text:style-name="Heading_20_2" text:outline-level="2">Gear</text:h>
      <text:list xml:id="list8165270038648996928" text:style-name="L4">
        <text:list-item>
          <text:p text:style-name="P10">Gravity gun</text:p>
        </text:list-item>
        <text:list-item>
          <text:p text:style-name="P10">Pistol</text:p>
        </text:list-item>
        <text:list-item>
          <text:p text:style-name="P10">Shotgun</text:p>
        </text:list-item>
        <text:list-item>
          <text:p text:style-name="P10">Crossbow</text:p>
        </text:list-item>
      </text:list>
      <text:h text:style-name="Heading_20_2" text:outline-level="2">Gate</text:h>
      <text:p text:style-name="P5">You will not be able to leave the area until you find the switch and trigger the zombie assault.</text:p>
      <text:p text:style-name="P5"/>
      <text:h text:style-name="P29" text:outline-level="1"><text:soft-page-break/><text:span text:style-name="T1">Area</text:span> <text:span text:style-name="T1">2 Enter the Dam</text:span></text:h>
      <text:p text:style-name="P11">You will fight a few combine solders on the way down to the dam. <text:s/>This area is primarily based on exploration and should be conspicuously free of enemies.</text:p>
      <text:h text:style-name="P25" text:outline-level="2">Progression</text:h>
      <text:list xml:id="list6855328147565927801" text:style-name="L1">
        <text:list-item>
          <text:p text:style-name="P9">Descend from the clifftop down the road toward the dam.</text:p>
        </text:list-item>
        <text:list-item>
          <text:p text:style-name="P9">Fight a few zombines.</text:p>
        </text:list-item>
        <text:list-item>
          <text:p text:style-name="P9">Get spotted by some combine scanners on the way down the road.</text:p>
        </text:list-item>
        <text:list-item>
          <text:p text:style-name="P9">A small combine patrol will attack you on the road.</text:p>
        </text:list-item>
        <text:list-item>
          <text:p text:style-name="P9">Enter the courtyard behind the turbine building.</text:p>
        </text:list-item>
        <text:list-item>
          <text:p text:style-name="P9">Explore the boxes in the courtyard.</text:p>
        </text:list-item>
        <text:list-item>
          <text:p text:style-name="P9">Behind some boxes you should find a vent you can crawl through and open the door.</text:p>
        </text:list-item>
        <text:list-item>
          <text:p text:style-name="P9">Find smg1 and some grenades and enough health and power to get to full.</text:p>
        </text:list-item>
      </text:list>
      <text:h text:style-name="P26" text:outline-level="2">Enemies</text:h>
      <text:list xml:id="list8125993235861598448" text:style-name="L5">
        <text:list-item>
          <text:p text:style-name="P12">Zombine</text:p>
        </text:list-item>
        <text:list-item>
          <text:p text:style-name="P12">Combine Scanner</text:p>
        </text:list-item>
        <text:list-item>
          <text:p text:style-name="P12">Combine Soldier</text:p>
        </text:list-item>
      </text:list>
      <text:h text:style-name="P27" text:outline-level="2">Gear</text:h>
      <text:list xml:id="list9005801734047114172" text:style-name="L6">
        <text:list-item>
          <text:p text:style-name="P13">Smg1</text:p>
        </text:list-item>
        <text:list-item>
          <text:p text:style-name="P13">Grenade</text:p>
        </text:list-item>
        <text:list-item>
          <text:p text:style-name="P13">Lots of health and power</text:p>
        </text:list-item>
      </text:list>
      <text:h text:style-name="P25" text:outline-level="2">Gate</text:h>
      <text:p text:style-name="P11">This section is not really gated and the player will be able to progress as soon as they find the exit.</text:p>
      <text:p text:style-name="P8"/>
      <text:h text:style-name="P29" text:outline-level="1"><text:span text:style-name="T1">Area</text:span> <text:span text:style-name="T1">3 Combine Assault</text:span></text:h>
      <text:p text:style-name="P11">The slow exploration of the last section is a setup for <text:span text:style-name="T5">the big assault </text:span>this area.</text:p>
      <text:h text:style-name="P25" text:outline-level="2">Progression</text:h>
      <text:list xml:id="list2992482229517959444" text:style-name="L7">
        <text:list-item>
          <text:p text:style-name="P14">Enter the turbine room.</text:p>
        </text:list-item>
        <text:list-item>
          <text:p text:style-name="P14">The assault trigger will require both the player and Alyx just in case the player does not open the door and let her in.</text:p>
        </text:list-item>
        <text:list-item>
          <text:p text:style-name="P14">The assault</text:p>
          <text:list>
            <text:list-item>
              <text:p text:style-name="P20"><text:soft-page-break/><text:span text:style-name="T3">Slam the door that the player just came through.</text:span></text:p>
            </text:list-item>
            <text:list-item>
              <text:p text:style-name="P14">Explosions at the ceiling will blow out the windows on the third floor. <text:s/><text:span text:style-name="T4">Elite Combine Soldiers rappel from third floor.</text:span></text:p>
            </text:list-item>
            <text:list-item>
              <text:p text:style-name="P15">The two doors at the <text:span text:style-name="T4">side open and Combine soldiers throw grenades and rush the room.</text:span></text:p>
            </text:list-item>
            <text:list-item>
              <text:p text:style-name="P16">More enemies will be in the control room.</text:p>
            </text:list-item>
          </text:list>
        </text:list-item>
        <text:list-item>
          <text:p text:style-name="P15"><text:span text:style-name="T4">Climb to the second floor and enter the control room. <text:s/>Throw a switch that open the dam to destroy the bridge. <text:s/></text:span></text:p>
        </text:list-item>
        <text:list-item>
          <text:p text:style-name="P15"><text:span text:style-name="T4">Assault stage 2</text:span></text:p>
          <text:list>
            <text:list-item>
              <text:p text:style-name="P15"><text:span text:style-name="T4">Another assault will open the front door to the building.</text:span></text:p>
            </text:list-item>
            <text:list-item>
              <text:p text:style-name="P16">More Elite soldiers will rappel from the ceiling.</text:p>
            </text:list-item>
          </text:list>
        </text:list-item>
      </text:list>
      <text:h text:style-name="P25" text:outline-level="2">Enemies</text:h>
      <text:list xml:id="list4493681440580964937" text:style-name="L8">
        <text:list-item>
          <text:p text:style-name="P17">Combine Soldiers</text:p>
        </text:list-item>
        <text:list-item>
          <text:p text:style-name="P17">Combine Shotgunner</text:p>
        </text:list-item>
        <text:list-item>
          <text:p text:style-name="P18">Combine Elite Soldier</text:p>
        </text:list-item>
      </text:list>
      <text:h text:style-name="P28" text:outline-level="2">Gear</text:h>
      <text:list xml:id="list6944966274729784253" text:style-name="L9">
        <text:list-item>
          <text:p text:style-name="P22">AR2</text:p>
        </text:list-item>
        <text:list-item>
          <text:p text:style-name="P22">Grenades</text:p>
        </text:list-item>
      </text:list>
      <text:h text:style-name="P25" text:outline-level="2">Gate</text:h>
      <text:p text:style-name="P19">The exit to this area is the front door to the building. <text:s/>The exit door will be opened by the second assault wave after the player used the switch in the control room.</text:p>
      <text:h text:style-name="P29" text:outline-level="1"><text:span text:style-name="T1">Area</text:span> <text:span text:style-name="T1">4 Attack Helicopter</text:span></text:h>
      <text:p text:style-name="P21">The last section is relatively simple. <text:s/>An attack helicopter has arrived with the Combine assault.</text:p>
      <text:h text:style-name="P25" text:outline-level="2">Progression</text:h>
      <text:p text:style-name="P21">Walk through the main doors of the turbine room and out into the courtyard.</text:p>
      <text:p text:style-name="P21">Defeat the attack helicopter</text:p>
      <text:p text:style-name="P21">When the helicopter is defeated it will crash on the exit fence opening the way for the player.</text:p>
      <text:h text:style-name="P25" text:outline-level="2">Enemies</text:h>
      <text:list xml:id="list2665620215022362288" text:style-name="L10">
        <text:list-item>
          <text:p text:style-name="P23">Helicopter</text:p>
        </text:list-item>
      </text:list>
      <text:h text:style-name="Heading_20_2" text:outline-level="2">Gear</text:h>
      <text:list xml:id="list3297832886859597823" text:style-name="L11">
        <text:list-item>
          <text:p text:style-name="P24">Helicopter mines with the gravity gun</text:p>
        </text:list-item>
      </text:list>
      <text:h text:style-name="P25" text:outline-level="2"><text:soft-page-break/>Gate</text:h>
      <text:p text:style-name="P4">The exit to the level is blocked by a high fence. <text:s/>When you defeat the helicopter it will crash into the gate allowing the player to pas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CA" style:letter-kerning="true" style:font-name-asian="Droid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2pt" fo:language="en" fo:country="CA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w </meta:initial-creator>
    <meta:creation-date>2015-02-01T10:00:59</meta:creation-date>
    <dc:date>2015-02-03T22:19:19.862000000</dc:date>
    <meta:editing-duration>PT19H56M43S</meta:editing-duration>
    <meta:editing-cycles>4</meta:editing-cycles>
    <meta:generator>LibreOffice/4.3.5.2$Windows_x86 LibreOffice_project/3a87456aaa6a95c63eea1c1b3201acedf0751bd5</meta:generator>
    <meta:document-statistic meta:table-count="0" meta:image-count="0" meta:object-count="0" meta:page-count="4" meta:paragraph-count="80" meta:word-count="672" meta:character-count="3513" meta:non-whitespace-character-count="2956"/>
  </office:meta>
</office:document-meta>
</file>